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9" manifest:media-type="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10.716cm" fo:margin-left="-0.026cm" fo:margin-right="9.34cm" table:align="margins"/>
    </style:style>
    <style:style style:name="Таблица4.A" style:family="table-column">
      <style:table-column-properties style:column-width="3.242cm" style:rel-column-width="19832*"/>
    </style:style>
    <style:style style:name="Таблица4.B" style:family="table-column">
      <style:table-column-properties style:column-width="2.51cm" style:rel-column-width="15348*"/>
    </style:style>
    <style:style style:name="Таблица4.D" style:family="table-column">
      <style:table-column-properties style:column-width="2.454cm" style:rel-column-width="15007*"/>
    </style:style>
    <style:style style:name="Таблица4.1" style:family="table-row">
      <style:table-row-properties style:min-row-height="0.635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1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6b0094" fo:border-right="none" fo:border-top="none" fo:border-bottom="0.05pt solid #6b0094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1pt solid #000000" fo:border-right="1pt solid #000000" fo:border-top="none" fo:border-bottom="1pt solid #000000"/>
    </style:style>
    <style:style style:name="Таблица4.3" style:family="table-row">
      <style:table-row-properties style:min-row-height="0.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1pt solid #000000" fo:border-right="1pt solid #000000" fo:border-top="none" fo:border-bottom="1pt solid #000000"/>
    </style:style>
    <style:style style:name="Таблица4.4" style:family="table-row">
      <style:table-row-properties style:min-row-height="0.584cm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Standard" style:list-style-name="L4">
      <style:text-properties fo:color="#0047ff" style:font-name="Liberation Serif" fo:font-size="11.5pt" fo:language="ru" fo:country="RU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P2" style:family="paragraph" style:parent-style-name="Standard" style:list-style-name="L5">
      <style:text-properties fo:color="#0047ff" style:font-name="Liberation Serif" fo:font-size="11.5pt" fo:language="ru" fo:country="RU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P3" style:family="paragraph" style:parent-style-name="Standard" style:list-style-name="L6">
      <style:text-properties fo:color="#0047ff" style:font-name="Liberation Serif" fo:font-size="11.5pt" fo:language="ru" fo:country="RU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P4" style:family="paragraph" style:parent-style-name="Standard" style:list-style-name="L5">
      <style:text-properties fo:color="#000000" style:font-name="Liberation Serif" fo:font-size="11.5pt" fo:language="ru" fo:country="RU" fo:font-style="normal" style:text-underline-style="none" style:font-size-asian="11.5pt" style:font-style-asian="normal" style:font-size-complex="11.5pt" style:font-style-complex="normal"/>
    </style:style>
    <style:style style:name="P5" style:family="paragraph" style:parent-style-name="Standard" style:list-style-name="L5">
      <style:text-properties fo:color="#000000" style:font-name="Liberation Serif" fo:font-size="11.5pt" fo:language="en" fo:country="US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P6" style:family="paragraph" style:parent-style-name="Standard" style:list-style-name="L5">
      <style:text-properties fo:color="#0000ff" style:font-name="Liberation Serif" fo:font-size="11.5pt" fo:font-style="normal" style:text-underline-style="none" style:font-size-asian="11.5pt" style:font-style-asian="normal" style:font-size-complex="11.5pt" style:font-style-complex="normal"/>
    </style:style>
    <style:style style:name="P7" style:family="paragraph" style:parent-style-name="Standard" style:list-style-name="L6">
      <style:text-properties fo:color="#0000ff" style:font-name="Liberation Serif" fo:font-size="11.5pt" fo:language="ru" fo:country="RU" fo:font-style="normal" style:text-underline-style="none" style:font-size-asian="11.5pt" style:font-style-asian="normal" style:font-size-complex="11.5pt" style:font-style-complex="normal"/>
    </style:style>
    <style:style style:name="P8" style:family="paragraph" style:parent-style-name="Standard" style:list-style-name="L6">
      <style:text-properties fo:color="#0000ff" style:font-name="Liberation Serif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language="ru" fo:country="RU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1.5pt" fo:language="ru" fo:country="RU" style:text-underline-style="none" fo:font-weight="bold" style:font-size-asian="11.5pt" style:font-weight-asian="bold" style:font-size-complex="11.5pt" style:font-weight-complex="bold"/>
    </style:style>
    <style:style style:name="P11" style:family="paragraph" style:parent-style-name="Standard" style:list-style-name="L6">
      <style:text-properties style:font-name="Liberation Serif" fo:font-size="11.5pt" fo:language="ru" fo:country="RU" style:text-underline-style="none" style:font-size-asian="11.5pt" style:font-size-complex="11.5pt"/>
    </style:style>
    <style:style style:name="P12" style:family="paragraph" style:parent-style-name="Standard" style:list-style-name="L7">
      <style:text-properties style:font-name="Liberation Serif" fo:font-size="11.5pt" fo:language="ru" fo:country="RU" style:text-underline-style="none" style:font-size-asian="11.5pt" style:font-size-complex="11.5pt"/>
    </style:style>
    <style:style style:name="P13" style:family="paragraph" style:parent-style-name="Standard" style:list-style-name="L1">
      <style:text-properties style:font-name="Liberation Serif" fo:font-size="11.5pt" fo:language="ru" fo:country="RU" style:font-size-asian="11.5pt" style:font-size-complex="11.5pt"/>
    </style:style>
    <style:style style:name="P14" style:family="paragraph" style:parent-style-name="Standard" style:list-style-name="L2">
      <style:text-properties style:font-name="Liberation Serif" fo:font-size="11.5pt" fo:language="ru" fo:country="RU" style:font-size-asian="11.5pt" style:font-size-complex="11.5pt"/>
    </style:style>
    <style:style style:name="P15" style:family="paragraph" style:parent-style-name="Standard">
      <style:text-properties style:font-name="Liberation Serif" fo:font-size="11.5pt" fo:language="ru" fo:country="RU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6" style:family="paragraph" style:parent-style-name="Standard" style:list-style-name="L3">
      <style:text-properties style:font-name="Liberation Serif" fo:font-size="11.5pt" fo:language="ru" fo:country="RU" fo:font-style="normal" style:font-size-asian="11.5pt" style:font-style-asian="normal" style:font-size-complex="11.5pt" style:font-style-complex="normal"/>
    </style:style>
    <style:style style:name="P17" style:family="paragraph" style:parent-style-name="Standard" style:list-style-name="L5">
      <style:text-properties style:font-name="Liberation Serif" fo:font-size="11.5pt" fo:language="ru" fo:country="RU" style:text-underline-style="solid" style:text-underline-width="auto" style:text-underline-color="font-color" style:font-size-asian="11.5pt" style:font-size-complex="11.5pt"/>
    </style:style>
    <style:style style:name="P18" style:family="paragraph" style:parent-style-name="Standard">
      <style:text-properties style:font-name="Liberation Serif" fo:font-size="11.5pt" fo:language="ru" fo:country="RU" fo:font-style="italic" style:text-underline-style="none" style:font-size-asian="11.5pt" style:font-style-asian="italic" style:font-size-complex="11.5pt" style:font-style-complex="italic"/>
    </style:style>
    <style:style style:name="P19" style:family="paragraph" style:parent-style-name="Standard" style:list-style-name="L2">
      <style:text-properties style:font-name="Liberation Serif" fo:font-size="11.5pt" style:font-size-asian="11.5pt" style:font-size-complex="11.5pt"/>
    </style:style>
    <style:style style:name="P20" style:family="paragraph" style:parent-style-name="Standard">
      <style:text-properties style:font-name="Liberation Serif" fo:font-size="11.5pt" fo:language="en" fo:country="US" style:font-size-asian="11.5pt" style:font-size-complex="11.5pt"/>
    </style:style>
    <style:style style:name="P21" style:family="paragraph" style:parent-style-name="Standard" style:list-style-name="L2">
      <style:text-properties style:font-name="Liberation Serif" fo:font-size="11.5pt" fo:language="en" fo:country="US" style:font-size-asian="11.5pt" style:font-size-complex="11.5pt"/>
    </style:style>
    <style:style style:name="P22" style:family="paragraph" style:parent-style-name="Standard" style:list-style-name="L7">
      <style:text-properties style:font-name="Liberation Serif"/>
    </style:style>
    <style:style style:name="P23" style:family="paragraph" style:parent-style-name="Standard" style:list-style-name="L8">
      <style:text-properties style:font-name="Liberation Serif"/>
    </style:style>
    <style:style style:name="P24" style:family="paragraph" style:parent-style-name="Standard">
      <style:text-properties style:font-name="Liberation Serif" fo:font-size="5pt" fo:language="ru" fo:country="RU" style:text-underline-style="none" style:font-size-asian="6pt" style:font-size-complex="6pt"/>
    </style:style>
    <style:style style:name="P25" style:family="paragraph" style:parent-style-name="Standard">
      <style:text-properties style:font-name="Liberation Serif" fo:font-size="11pt" fo:language="ru" fo:country="RU" style:text-underline-style="none" style:font-size-asian="11pt" style:font-size-complex="11pt"/>
    </style:style>
    <style:style style:name="P26" style:family="paragraph" style:parent-style-name="Standard" style:list-style-name="L7">
      <style:paragraph-properties fo:margin-left="1.27cm" fo:margin-right="0cm" fo:text-indent="-0.635cm" style:auto-text-indent="false">
        <style:tab-stops/>
      </style:paragraph-properties>
      <style:text-properties style:font-name="Liberation Serif" fo:font-size="11.5pt" fo:language="ru" fo:country="RU" style:text-underline-style="none" style:font-size-asian="11.5pt" style:font-size-complex="11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color="#800080" style:font-name="Liberation Serif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0000" style:font-name="Liberation Serif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80" style:font-name="Liberation Serif" fo:font-size="11pt" fo:font-weight="bol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e6e6e6" style:font-name="Liberation Serif"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b80047" style:font-name="Liberation Serif" fo:font-size="11pt" fo:font-weight="bold" style:font-size-asian="11pt" style:font-weight-asian="bold" style:font-size-complex="11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ff5000" style:font-name="Liberation Serif" fo:font-size="11pt" fo:font-weight="bold" style:font-size-asian="11pt" style:font-weight-asian="bold" style:font-size-complex="11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00ff" style:font-name="Liberation Serif"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00" style:font-name="Liberation Serif" fo:font-size="11pt" fo:font-weight="bold" style:font-size-asian="11pt" style:font-weight-asian="bold" style:font-size-complex="11pt" style:font-weight-complex="bold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alibri" fo:font-size="11.5pt" fo:language="ru" fo:country="RU" style:text-underline-style="none" style:font-size-asian="11.5pt" style:font-size-complex="11.5pt"/>
    </style:style>
    <style:style style:name="T7" style:family="text">
      <style:text-properties style:font-name="Calibri" fo:font-size="11.5pt" fo:language="ru" fo:country="RU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8" style:family="text">
      <style:text-properties fo:font-size="11.5pt" fo:language="ru" fo:country="RU" style:text-underline-style="none" style:font-size-asian="11.5pt" style:font-size-complex="11.5pt"/>
    </style:style>
    <style:style style:name="T9" style:family="text">
      <style:text-properties fo:font-size="11.5pt" fo:language="ru" fo:country="RU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5356*" fo:start-indent="0cm" fo:end-indent="0.263cm"/>
          <style:column style:rel-width="5624*" fo:start-indent="0.263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439*" fo:start-indent="0cm" fo:end-indent="0cm"/>
          <style:column style:rel-width="5541*" fo:start-indent="0cm" fo:end-indent="0cm"/>
        </style:columns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Щелочи</text:p>
      <text:section text:style-name="Sect1" text:name="Раздел1">
        <text:p text:style-name="P10">Получение щелочей</text:p>
        <text:list xml:id="list1261149283" text:style-name="L1">
          <text:list-item>
            <text:p text:style-name="P13"><draw:frame draw:style-name="fr1" draw:name="Объект1" text:anchor-type="as-char" svg:width="2.82cm" svg:height="0.531cm" draw:z-index="2"><draw:object xlink:href="./Object 16" xlink:type="simple" xlink:show="embed" xlink:actuate="onLoad"/><draw:image xlink:href="./ObjectReplacements/Object 16" xlink:type="simple" xlink:show="embed" xlink:actuate="onLoad"/></draw:frame></text:p>
          </text:list-item>
        </text:list>
        <text:list xml:id="list3033743509" text:style-name="L2">
          <text:list-header>
            <text:p text:style-name="P14"><draw:frame draw:style-name="fr1" draw:name="Объект2" text:anchor-type="as-char" svg:width="4.884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    </text:list-header>
          <text:list-item text:start-value="2">
            <text:p text:style-name="P14"><draw:frame draw:style-name="fr1" draw:name="Объект5" text:anchor-type="as-char" svg:width="3.184cm" svg:height="0.529cm" draw:z-index="13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14"><draw:frame draw:style-name="fr1" draw:name="Объект3" text:anchor-type="as-char" svg:width="4.362cm" svg:height="0.531cm" draw:z-index="14"><draw:object xlink:href="./Object 3" xlink:type="simple" xlink:show="embed" xlink:actuate="onLoad"/><draw:image xlink:href="./ObjectReplacements/Object 3" xlink:type="simple" xlink:show="embed" xlink:actuate="onLoad"/></draw:frame></text:p>
          </text:list-item>
          <text:list-item>
            <text:p text:style-name="P19">Электролиз водных растворов солей <draw:frame draw:style-name="fr1" draw:name="Объект18" text:anchor-type="as-char" svg:width="1.57cm" svg:height="0.467cm" draw:z-index="15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21"><draw:frame draw:style-name="fr1" draw:name="Объект19" text:anchor-type="as-char" svg:width="6.772cm" svg:height="0.656cm" draw:z-index="16"><draw:object xlink:href="./Object 19" xlink:type="simple" xlink:show="embed" xlink:actuate="onLoad"/><draw:image xlink:href="./ObjectReplacements/Object 19" xlink:type="simple" xlink:show="embed" xlink:actuate="onLoad"/></draw:frame></text:p>
          </text:list-item>
        </text:list>
        <text:p text:style-name="P15">Получение нерастворимых оснований</text:p>
        <text:list xml:id="list3402244818" text:style-name="L3">
          <text:list-item>
            <text:p text:style-name="P16">Растворимая соль + щелочь</text:p>
            <text:p text:style-name="P16"><draw:frame draw:style-name="fr1" draw:name="Объект24" text:anchor-type="as-char" svg:width="7.953cm" svg:height="0.529cm" draw:z-index="18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</text:list-item>
        </text:list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</text:section>
      <text:p text:style-name="P10">Химические свойства</text:p>
      <text:list xml:id="list2259965861" text:style-name="L4">
        <text:list-item>
          <text:p text:style-name="P1">Взаимодействие щелочей с Ме</text:p>
        </text:list-item>
      </text:list>
      <text:list xml:id="list4051089815" text:style-name="L5">
        <text:list-header>
          <text:p text:style-name="P4"><text:span text:style-name="T3">!!!</text:span>Щелочи реагируют с Ме, у которых <text:span text:style-name="T4">нет основных оксидов и гидроксидов</text:span>.</text:p>
          <text:p text:style-name="P17"><draw:frame draw:style-name="fr1" draw:name="Объект4" text:anchor-type="as-char" svg:width="8.022cm" svg:height="1.838cm" draw:z-index="4"><draw:object xlink:href="./Object 4" xlink:type="simple" xlink:show="embed" xlink:actuate="onLoad"/><draw:image xlink:href="./ObjectReplacements/Object 4" xlink:type="simple" xlink:show="embed" xlink:actuate="onLoad"/></draw:frame></text:p>
        </text:list-header>
        <text:list-item>
          <text:p text:style-name="P2">Взаимодействие щелочей с неМе</text:p>
          <text:p text:style-name="P4"><text:span text:style-name="T3">!!!</text:span><text:span text:style-name="T5">Щелочи реагируют с галогенами,</text:span><text:span text:style-name="T1"><draw:frame draw:style-name="fr1" draw:name="Объект13" text:anchor-type="as-char" svg:width="1.543cm" svg:height="0.467cm" draw:z-index="5"><draw:object xlink:href="./Object 13" xlink:type="simple" xlink:show="embed" xlink:actuate="onLoad"/><draw:image xlink:href="./ObjectReplacements/Object 13" xlink:type="simple" xlink:show="embed" xlink:actuate="onLoad"/></draw:frame></text:span><text:span text:style-name="T1">.</text:span></text:p>
          <text:p text:style-name="P5"><draw:frame draw:style-name="fr1" draw:name="Объект14" text:anchor-type="as-char" svg:width="7.721cm" svg:height="1.332cm" draw:z-index="6"><draw:object xlink:href="./Object 14" xlink:type="simple" xlink:show="embed" xlink:actuate="onLoad"/><draw:image xlink:href="./ObjectReplacements/Object 14" xlink:type="simple" xlink:show="embed" xlink:actuate="onLoad"/></draw:frame></text:p>
          <text:p text:style-name="P5"><draw:frame draw:style-name="fr1" draw:name="Объект15" text:anchor-type="as-char" svg:width="7.532cm" svg:height="1.635cm" draw:z-index="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</text:list-item>
        <text:list-item>
          <text:p text:style-name="P6">Взаимодействие щелочей с кислотными оксидами</text:p>
        </text:list-item>
      </text:list>
      <text:list xml:id="list3027748670" text:style-name="L6">
        <text:list-header>
          <text:p text:style-name="P11"><draw:frame draw:style-name="fr1" draw:name="Объект6" text:anchor-type="as-char" svg:width="6.641cm" svg:height="0.531cm" draw:z-index="12"><draw:object xlink:href="./Object 5" xlink:type="simple" xlink:show="embed" xlink:actuate="onLoad"/><draw:image xlink:href="./ObjectReplacements/Object 5" xlink:type="simple" xlink:show="embed" xlink:actuate="onLoad"/></draw:frame></text:p>
        </text:list-header>
        <text:list-item>
          <text:p text:style-name="P7">Взаимодействие щелочей амфотерными оксидами</text:p>
          <text:p text:style-name="P11"><draw:frame draw:style-name="fr1" draw:name="Объект23" text:anchor-type="as-char" svg:width="7.322cm" svg:height="1.332cm" draw:z-index="17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3">Взаимодействие с кислотамим</text:p>
          <text:p text:style-name="P11"><draw:frame draw:style-name="fr1" draw:name="Объект7" text:anchor-type="as-char" svg:width="5.165cm" svg:height="1.143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</text:list-item>
        <text:list-item>
          <text:p text:style-name="P8"><text:span text:style-name="T8">Взаимодействие с ам</text:span><text:span text:style-name="T9">фотерными гидроксидами</text:span></text:p>
          <text:p text:style-name="P11"><draw:frame draw:style-name="fr1" draw:name="Объект20" text:anchor-type="as-char" svg:width="6.249cm" svg:height="1.143cm" draw:z-index="11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3">Взаимодействие с солями</text:p>
          <text:p text:style-name="P11">Это реакция обмена — требуются условия ее прохождения: осадок, газ или вода.<draw:frame draw:style-name="fr1" draw:name="Объект17" text:anchor-type="as-char" svg:width="8.123cm" svg:height="2.247cm" draw:z-index="1"><draw:object xlink:href="./Object 1" xlink:type="simple" xlink:show="embed" xlink:actuate="onLoad"/><draw:image xlink:href="./ObjectReplacements/Object 1" xlink:type="simple" xlink:show="embed" xlink:actuate="onLoad"/></draw:frame></text:p>
          <text:p text:style-name="P11"><draw:frame draw:style-name="fr1" draw:name="Объект8" text:anchor-type="as-char" svg:width="3.438cm" svg:height="0.531cm" draw:z-index="19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section text:style-name="Sect2" text:name="Раздел2">
        <text:p text:style-name="P18">Зависимость от количества щелочи:</text:p>
        <text:list xml:id="list2020578611" text:style-name="L7">
          <text:list-item>
            <text:p text:style-name="P26">1 моль</text:p>
            <text:p text:style-name="P12"><draw:frame draw:style-name="fr1" draw:name="Объект9" text:anchor-type="as-char" svg:width="7.832cm" svg:height="0.531cm" draw:z-index="2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ext:list-item>
          <text:list-item>
            <text:p text:style-name="P22"><text:span text:style-name="T8">2 моль</text:span><text:span text:style-name="T8"><draw:frame draw:style-name="fr1" draw:name="Объект10" text:anchor-type="as-char" svg:width="8.447cm" svg:height="0.531cm" draw:z-index="21"><draw:object xlink:href="./Object 10" xlink:type="simple" xlink:show="embed" xlink:actuate="onLoad"/><draw:image xlink:href="./ObjectReplacements/Object 10" xlink:type="simple" xlink:show="embed" xlink:actuate="onLoad"/></draw:frame></text:span></text:p>
            <text:p text:style-name="P12"/>
          </text:list-item>
        </text:list>
        <text:list xml:id="list843009246" text:style-name="L8">
          <text:list-item>
            <text:p text:style-name="P23"><text:span text:style-name="T8">3 моль</text:span><text:span text:style-name="T8"><draw:frame draw:style-name="fr1" draw:name="Объект11" text:anchor-type="as-char" svg:width="7.604cm" svg:height="0.531cm" draw:z-index="22"><draw:object xlink:href="./Object 11" xlink:type="simple" xlink:show="embed" xlink:actuate="onLoad"/><draw:image xlink:href="./ObjectReplacements/Object 11" xlink:type="simple" xlink:show="embed" xlink:actuate="onLoad"/></draw:frame></text:span></text:p>
          </text:list-item>
          <text:list-item>
            <text:p text:style-name="P23"><text:span text:style-name="T8">4 моль и больше</text:span><text:span text:style-name="T8"><draw:frame draw:style-name="fr1" draw:name="Объект12" text:anchor-type="as-char" svg:width="6.331cm" svg:height="1.635cm" draw:z-index="23"><draw:object xlink:href="./Object 12" xlink:type="simple" xlink:show="embed" xlink:actuate="onLoad"/><draw:image xlink:href="./ObjectReplacements/Object 12" xlink:type="simple" xlink:show="embed" xlink:actuate="onLoad"/></draw:frame></text:span></text:p>
          </text:list-item>
        </text:list>
      </text:section>
      <text:p text:style-name="P24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 table:style-name="Таблица4.1">
          <table:table-cell table:style-name="Таблица4.A1" office:value-type="string">
            <text:p text:style-name="P27">Индикатор</text:p>
          </table:table-cell>
          <table:table-cell table:style-name="Таблица4.C1" office:value-type="string">
            <text:p text:style-name="P27"><draw:frame draw:style-name="fr1" draw:name="Объект16" text:anchor-type="as-char" svg:width="1.08cm" svg:height="0.531cm" draw:z-index="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C1" office:value-type="string">
            <text:p text:style-name="P27"><draw:frame draw:style-name="fr1" draw:name="Объект21" text:anchor-type="as-char" svg:width="0.808cm" svg:height="0.527cm" draw:z-index="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4.D1" office:value-type="string">
            <text:p text:style-name="P27"><draw:frame draw:style-name="fr1" draw:name="Объект22" text:anchor-type="as-char" svg:width="1.081cm" svg:height="0.527cm" draw:z-index="1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</table:table-row>
        <table:table-row>
          <table:table-cell table:style-name="Таблица4.A4" office:value-type="string">
            <text:p text:style-name="P27">Лакмус</text:p>
          </table:table-cell>
          <table:table-cell table:style-name="Таблица4.B2" office:value-type="string">
            <text:p text:style-name="P28">Фиолетовый</text:p>
          </table:table-cell>
          <table:table-cell table:style-name="Таблица4.C4" office:value-type="string">
            <text:p text:style-name="P29">Красный</text:p>
          </table:table-cell>
          <table:table-cell table:style-name="Таблица4.D4" office:value-type="string">
            <text:p text:style-name="P30">Синий</text:p>
          </table:table-cell>
        </table:table-row>
        <table:table-row table:style-name="Таблица4.3">
          <table:table-cell table:style-name="Таблица4.A4" office:value-type="string">
            <text:p text:style-name="P27">Фенолфталеин</text:p>
          </table:table-cell>
          <table:table-cell table:style-name="Таблица4.C4" office:value-type="string">
            <text:p text:style-name="P31">Бесцветный</text:p>
          </table:table-cell>
          <table:table-cell table:style-name="Таблица4.C4" office:value-type="string">
            <text:p text:style-name="P31">Бесцветный</text:p>
          </table:table-cell>
          <table:table-cell table:style-name="Таблица4.D4" office:value-type="string">
            <text:p text:style-name="P32">Малиновый</text:p>
          </table:table-cell>
        </table:table-row>
        <table:table-row table:style-name="Таблица4.4">
          <table:table-cell table:style-name="Таблица4.A4" office:value-type="string">
            <text:p text:style-name="P27">Метилоранж</text:p>
          </table:table-cell>
          <table:table-cell table:style-name="Таблица4.C4" office:value-type="string">
            <text:p text:style-name="P33">Оранжевый</text:p>
          </table:table-cell>
          <table:table-cell table:style-name="Таблица4.C4" office:value-type="string">
            <text:p text:style-name="P34">Розовый</text:p>
          </table:table-cell>
          <table:table-cell table:style-name="Таблица4.D4" office:value-type="string">
            <text:p text:style-name="P35">Желты<text:span text:style-name="T2">й</text:span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18cm" fo:margin-bottom="0.411cm" fo:margin-left="0.397cm" fo:margin-right="0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07:14.98</meta:creation-date>
    <dc:date>2018-12-18T20:12:02.604928951</dc:date>
    <meta:editing-duration>PT1H37M44S</meta:editing-duration>
    <meta:editing-cycles>5</meta:editing-cycles>
    <meta:generator>LibreOffice/6.0.6.2$Linux_X86_64 LibreOffice_project/00m0$Build-2</meta:generator>
    <meta:document-statistic meta:table-count="1" meta:image-count="0" meta:object-count="24" meta:page-count="1" meta:paragraph-count="52" meta:word-count="111" meta:character-count="758" meta:non-whitespace-character-count="694"/>
  </office:meta>
</office:document-meta>
</file>

<file path=Object 1/content.xml><?xml version="1.0" encoding="utf-8"?>
<math xmlns="http://www.w3.org/1998/Math/MathML">
  <semantics>
    <mtable>
      <mtr>
        <mtd>
          <mrow>
            <mn>2</mn>
            <mrow>
              <mi mathvariant="italic">NaOH</mi>
              <mo stretchy="false">+</mo>
              <msub>
                <mi mathvariant="italic">MgSO</mi>
                <mn>4</mn>
              </msub>
            </mrow>
            <mo stretchy="false">→</mo>
            <msub>
              <mi mathvariant="italic">Na</mi>
              <mn>2</mn>
            </msub>
            <mrow>
              <msub>
                <mi mathvariant="italic">SO</mi>
                <mn>4</mn>
              </msub>
              <mo stretchy="false">+</mo>
              <mi mathvariant="italic">Mg</mi>
            </mrow>
            <mrow>
              <mo stretchy="false">(</mo>
              <mi mathvariant="italic">OH</mi>
              <mo stretchy="false">)</mo>
            </mrow>
            <mn>2</mn>
            <mo stretchy="false">↓</mo>
          </mrow>
        </mtd>
      </mtr>
      <mtr>
        <mtd>
          <mrow>
            <mn>2</mn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 mathvariant="italic">Mg</mi>
                <mrow>
                  <mn>2</mn>
                  <mo stretchy="false">+</mo>
                  <mi/>
                </mrow>
              </msup>
            </mrow>
            <mo stretchy="false">→</mo>
            <mi mathvariant="italic">Mg</mi>
            <msub>
              <mrow>
                <mo stretchy="false">(</mo>
                <mi mathvariant="italic">OH</mi>
                <mo stretchy="false">)</mo>
              </mrow>
              <mn>2</mn>
            </msub>
            <mo stretchy="false">↓</mo>
          </mrow>
        </mtd>
      </mtr>
      <mtr>
        <mtd>
          <mrow>
            <mi mathvariant="italic">B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sub>
                <mi mathvariant="italic">Na</mi>
                <mn>2</mn>
              </msub>
            </mrow>
            <msub>
              <mi mathvariant="italic">SO</mi>
              <mn>4</mn>
            </msub>
            <mo stretchy="false">→</mo>
            <msub>
              <mi mathvariant="italic">BaSO</mi>
              <mn>4</mn>
            </msub>
            <mrow>
              <mo stretchy="false">↓</mo>
              <mo stretchy="false">+</mo>
              <mn>2</mn>
            </mrow>
            <mi mathvariant="italic">NaOH</mi>
          </mrow>
        </mtd>
      </mtr>
      <mtr>
        <mtd>
          <mrow>
            <mn>3</mn>
            <mi mathvariant="italic">Ca</mi>
            <mrow>
              <msub>
                <mrow>
                  <mo stretchy="false">(</mo>
                  <mi mathvariant="italic">OH</mi>
                  <mo stretchy="false">)</mo>
                </mrow>
                <mn>2</mn>
              </msub>
              <mo stretchy="false">+</mo>
              <mn>2</mn>
            </mrow>
            <msub>
              <mi>K</mi>
              <mn>3</mn>
            </msub>
            <msub>
              <mi mathvariant="italic">PO</mi>
              <mn>4</mn>
            </msub>
            <mo stretchy="false">→</mo>
            <msub>
              <mi mathvariant="italic">Ca</mi>
              <mn>3</mn>
            </msub>
            <msub>
              <mrow>
                <mo stretchy="false">(</mo>
                <msub>
                  <mi mathvariant="italic">PO</mi>
                  <mn>4</mn>
                </msub>
                <mo stretchy="false">)</mo>
              </mrow>
              <mn>2</mn>
            </msub>
            <mrow>
              <mo stretchy="false">↓</mo>
              <mo stretchy="false">+</mo>
              <mn>6</mn>
            </mrow>
            <mi mathvariant="italic">KOH</mi>
          </mrow>
        </mtd>
      </mtr>
    </mtable>
    <annotation encoding="StarMath 5.0">2 NaOH + MgSO_4 rightarrow Na_2 SO_4 +Mg(OH)2 downarrow newline
2 OH^{-`} +Mg^{2+`} rightarrow Mg(OH)_2 downarrow newline
Ba(OH)_2 + Na_2 SO_4 rightarrow BaSO_4 downarrow + 2 NaOH newline
3 Ca(OH)_2 + 2 K_3 PO_4 rightarrow Ca_3 (PO_4)_2 downarrow  + 6 KOH</annotation>
  </semantics>
</math>
</file>

<file path=Object 10/content.xml><?xml version="1.0" encoding="utf-8"?>
<math xmlns="http://www.w3.org/1998/Math/MathML">
  <semantics>
    <mrow>
      <mn>2</mn>
      <mrow>
        <mi mathvariant="italic">NaOH</mi>
        <mo stretchy="false">+</mo>
        <mi mathvariant="italic">Al</mi>
      </mrow>
      <msub>
        <mrow>
          <mo stretchy="false">(</mo>
          <msub>
            <mi mathvariant="italic">NO</mi>
            <mn>3</mn>
          </msub>
          <mo stretchy="false">)</mo>
        </mrow>
        <mn>3</mn>
      </msub>
      <mo stretchy="false">→</mo>
      <mn>2</mn>
      <mrow>
        <msub>
          <mi mathvariant="italic">NaNO</mi>
          <mn>3</mn>
        </msub>
        <mo stretchy="false">+</mo>
        <mi mathvariant="italic">Al</mi>
      </mrow>
      <msub>
        <mrow>
          <mo stretchy="false">(</mo>
          <mi mathvariant="italic">OH</mi>
          <mo stretchy="false">)</mo>
        </mrow>
        <mn>2</mn>
      </msub>
      <msub>
        <mi mathvariant="italic">NO</mi>
        <mn>3</mn>
      </msub>
    </mrow>
    <annotation encoding="StarMath 5.0">2 NaOH + Al(NO_3)_3 rightarrow 2 NaNO_3 + Al(OH)_2 NO_3</annotation>
  </semantics>
</math>
</file>

<file path=Object 11/content.xml><?xml version="1.0" encoding="utf-8"?>
<math xmlns="http://www.w3.org/1998/Math/MathML">
  <semantics>
    <mrow>
      <mn>3</mn>
      <mrow>
        <mi mathvariant="italic">NaOH</mi>
        <mo stretchy="false">+</mo>
        <mi mathvariant="italic">Al</mi>
      </mrow>
      <msub>
        <mrow>
          <mo stretchy="false">(</mo>
          <msub>
            <mi mathvariant="italic">NO</mi>
            <mn>3</mn>
          </msub>
          <mo stretchy="false">)</mo>
        </mrow>
        <mn>3</mn>
      </msub>
      <mo stretchy="false">→</mo>
      <mn>3</mn>
      <mrow>
        <msub>
          <mi mathvariant="italic">NaNO</mi>
          <mn>3</mn>
        </msub>
        <mo stretchy="false">+</mo>
        <mi mathvariant="italic">Al</mi>
      </mrow>
      <msub>
        <mrow>
          <mo stretchy="false">(</mo>
          <mi mathvariant="italic">OH</mi>
          <mo stretchy="false">)</mo>
        </mrow>
        <mn>3</mn>
      </msub>
    </mrow>
    <annotation encoding="StarMath 5.0">3 NaOH + Al(NO_3)_3 rightarrow 3 NaNO_3 + Al(OH)_3</annotation>
  </semantics>
</math>
</file>

<file path=Object 12/content.xml><?xml version="1.0" encoding="utf-8"?>
<math xmlns="http://www.w3.org/1998/Math/MathML">
  <semantics>
    <mtable>
      <mtr>
        <mtd>
          <mrow>
            <mn>4</mn>
            <mrow>
              <mi mathvariant="italic">NaOH</mi>
              <mo stretchy="false">+</mo>
              <mi mathvariant="italic">Al</mi>
            </mrow>
            <msub>
              <mrow>
                <mo stretchy="false">(</mo>
                <msub>
                  <mi mathvariant="italic">NO</mi>
                  <mn>3</mn>
                </msub>
                <mo stretchy="false">)</mo>
              </mrow>
              <mn>3</mn>
            </msub>
            <mo stretchy="false">→</mo>
          </mrow>
        </mtd>
      </mtr>
      <mtr>
        <mtd>
          <mrow>
            <mo stretchy="false">→</mo>
            <mn>3</mn>
            <mrow>
              <msub>
                <mi mathvariant="italic">NaNO</mi>
                <mn>3</mn>
              </msub>
              <mo stretchy="false">+</mo>
              <mrow>
                <mo stretchy="false">(</mo>
                <mrow>
                  <mi mathvariant="italic">Al</mi>
                  <mrow>
                    <msub>
                      <mrow>
                        <mo stretchy="false">(</mo>
                        <mi mathvariant="italic">OH</mi>
                        <mo stretchy="false">)</mo>
                      </mrow>
                      <mn>3</mn>
                    </msub>
                    <mo stretchy="false">+</mo>
                    <mi mathvariant="italic">NaOH</mi>
                  </mrow>
                </mrow>
                <mo stretchy="false">)</mo>
              </mrow>
            </mrow>
            <mo stretchy="false">→</mo>
          </mrow>
        </mtd>
      </mtr>
      <mtr>
        <mtd>
          <mrow>
            <mo stretchy="false">→</mo>
            <mn>3</mn>
            <mrow>
              <msub>
                <mi mathvariant="italic">NaNO</mi>
                <mn>3</mn>
              </msub>
              <mo stretchy="false">+</mo>
              <mi mathvariant="italic">Na</mi>
            </mrow>
            <mrow>
              <mo stretchy="false">[</mo>
              <mrow>
                <mi mathvariant="italic">Al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</mtable>
    <annotation encoding="StarMath 5.0">alignl  4 NaOH + Al(NO_3)_3 rightarrow newline rightarrow 3 NaNO_3 + (Al(OH)_3 + NaOH)rightarrow newline 
alignr  rightarrow 3 NaNO_3 + Na[Al(OH)_4]</annotation>
  </semantics>
</math>
</file>

<file path=Object 13/content.xml><?xml version="1.0" encoding="utf-8"?>
<math xmlns="http://www.w3.org/1998/Math/MathML">
  <semantics>
    <mrow>
      <mi mathvariant="italic">Si</mi>
      <mi>,</mi>
      <mi>P</mi>
      <mi>,</mi>
      <mi>S</mi>
    </mrow>
    <annotation encoding="StarMath 5.0"> Si, P, S</annotation>
  </semantics>
</math>
</file>

<file path=Object 14/content.xml><?xml version="1.0" encoding="utf-8"?>
<math xmlns="http://www.w3.org/1998/Math/MathML">
  <semantics>
    <mtable>
      <mtr>
        <mtd>
          <mrow>
            <mn>3</mn>
            <mrow>
              <msub>
                <mi mathvariant="italic">Cl</mi>
                <mn>2</mn>
              </msub>
              <mo stretchy="false">+</mo>
              <mn>6</mn>
            </mrow>
            <mi mathvariant="italic">NaOH</mi>
            <mover>
              <mo stretchy="false">→</mo>
              <mi mathvariant="italic">н.у.</mi>
            </mover>
            <mn>5</mn>
            <mrow>
              <mrow>
                <mi mathvariant="italic">NaCl</mi>
                <mo stretchy="false">+</mo>
                <msub>
                  <mi mathvariant="italic">NaClO</mi>
                  <mn>3</mn>
                </msub>
              </mrow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row>
              <msub>
                <mi mathvariant="italic">Cl</mi>
                <mn>2</mn>
              </msub>
              <mo stretchy="false">+</mo>
              <mn>2</mn>
            </mrow>
            <mi mathvariant="italic">NaOH</mi>
            <mover>
              <mo stretchy="false">→</mo>
              <mrow>
                <mi>T</mi>
                <mo stretchy="false">↑</mo>
              </mrow>
            </mover>
            <mrow>
              <mrow>
                <mi mathvariant="italic">NaCl</mi>
                <mo stretchy="false">+</mo>
                <mi mathvariant="italic">NaClO</mi>
              </mrow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3 Cl_2 + 6 NaOH rightarrow  csup{н.у.} 5 NaCl + NaClO_3 +3 H_2 O newline
 Cl_2 +  2 NaOH rightarrow  csup{T uparrow }  NaCl + NaClO +3 H_2 O</annotation>
  </semantics>
</math>
</file>

<file path=Object 15/content.xml><?xml version="1.0" encoding="utf-8"?>
<math xmlns="http://www.w3.org/1998/Math/MathML">
  <semantics>
    <mtable>
      <mtr>
        <mtd>
          <mrow>
            <mn>4</mn>
            <mrow>
              <mi>S</mi>
              <mo stretchy="false">+</mo>
              <mn>8</mn>
            </mrow>
            <mi mathvariant="italic">NaOH</mi>
            <mo stretchy="false">→</mo>
            <mn>3</mn>
            <msub>
              <mi mathvariant="italic">Na</mi>
              <mn>2</mn>
            </msub>
            <mrow>
              <mi>S</mi>
              <mo stretchy="false">+</mo>
              <msub>
                <mi mathvariant="italic">Na</mi>
                <mn>2</mn>
              </msub>
            </mrow>
            <mrow>
              <msub>
                <mi mathvariant="italic">SO</mi>
                <mn>4</mn>
              </msub>
              <mo stretchy="false">+</mo>
              <mn>4</mn>
            </mrow>
            <msub>
              <mi>H</mi>
              <mn>2</mn>
            </msub>
            <mi>O</mi>
          </mrow>
        </mtd>
      </mtr>
      <mtr>
        <mtd>
          <mrow>
            <mrow>
              <mi mathvariant="italic">Si</mi>
              <mo stretchy="false">+</mo>
              <mn>2</mn>
            </mrow>
            <mrow>
              <mi mathvariant="italic">NaOH</mi>
              <mo stretchy="false">+</mo>
              <msub>
                <mi>H</mi>
                <mn>2</mn>
              </msub>
            </mrow>
            <mi>O</mi>
            <mo stretchy="false">→</mo>
            <msub>
              <mi mathvariant="italic">Na</mi>
              <mn>2</mn>
            </msub>
            <mrow>
              <msub>
                <mi mathvariant="italic">SiO</mi>
                <mn>3</mn>
              </msub>
              <mo stretchy="false">+</mo>
              <mn>2</mn>
            </mrow>
            <msub>
              <mi>H</mi>
              <mn>2</mn>
            </msub>
            <mo stretchy="false">↑</mo>
          </mrow>
        </mtd>
      </mtr>
      <mtr>
        <mtd>
          <mrow>
            <mn>4</mn>
            <mrow>
              <mi>P</mi>
              <mo stretchy="false">+</mo>
              <mn>3</mn>
            </mrow>
            <mrow>
              <mi mathvariant="italic">NaOH</mi>
              <mo stretchy="false">+</mo>
              <mn>3</mn>
            </mrow>
            <msub>
              <mi>H</mi>
              <mn>2</mn>
            </msub>
            <mn>0</mn>
            <mo stretchy="false">→</mo>
            <msub>
              <mi mathvariant="italic">NaH</mi>
              <mn>2</mn>
            </msub>
            <mrow>
              <msub>
                <mi mathvariant="italic">PO</mi>
                <mn>2</mn>
              </msub>
              <mo stretchy="false">+</mo>
              <msub>
                <mi mathvariant="italic">PH</mi>
                <mn>3</mn>
              </msub>
            </mrow>
          </mrow>
        </mtd>
      </mtr>
    </mtable>
    <annotation encoding="StarMath 5.0">alignl  4 S + 8 NaOH rightarrow   3 Na_2 S + Na_2 SO_4 + 4 H_2 O newline
alignl  Si + 2 NaOH +H_2 O rightarrow Na_2 SiO_3 +2 H_2 uparrow newline

alignl 4 P + 3 NaOH +3 H_2 0 rightarrow NaH_2 PO_2 +PH_3</annotation>
  </semantics>
</math>
</file>

<file path=Object 16/content.xml><?xml version="1.0" encoding="utf-8"?>
<math xmlns="http://www.w3.org/1998/Math/MathML">
  <semantics>
    <mrow>
      <mrow>
        <mi mathvariant="italic">акт.Ме</mi>
        <mo stretchy="false">+</mo>
        <msub>
          <mi>Н</mi>
          <mn>2</mn>
        </msub>
      </mrow>
      <mi>О</mi>
    </mrow>
    <annotation encoding="StarMath 5.0">акт.Ме + Н_2 О</annotation>
  </semantics>
</math>
</file>

<file path=Object 17/content.xml><?xml version="1.0" encoding="utf-8"?>
<math xmlns="http://www.w3.org/1998/Math/MathML">
  <semantics>
    <mrow>
      <mi mathvariant="italic">акт.Ме</mi>
      <mrow>
        <mi>O</mi>
        <mo stretchy="false">+</mo>
        <msub>
          <mi>Н</mi>
          <mn>2</mn>
        </msub>
      </mrow>
      <mi>О</mi>
    </mrow>
    <annotation encoding="StarMath 5.0">акт.Ме O  + Н_2 О</annotation>
  </semantics>
</math>
</file>

<file path=Object 18/content.xml><?xml version="1.0" encoding="utf-8"?>
<math xmlns="http://www.w3.org/1998/Math/MathML">
  <semantics>
    <mi mathvariant="italic">акт.Ме</mi>
    <annotation encoding="StarMath 5.0">акт.Ме</annotation>
  </semantics>
</math>
</file>

<file path=Object 19/content.xml><?xml version="1.0" encoding="utf-8"?>
<math xmlns="http://www.w3.org/1998/Math/MathML">
  <semantics>
    <mrow>
      <mn>2</mn>
      <mrow>
        <mi mathvariant="italic">NaCl</mi>
        <mo stretchy="false">+</mo>
        <msub>
          <mi>H</mi>
          <mn>2</mn>
        </msub>
      </mrow>
      <mi>O</mi>
      <mover>
        <mo stretchy="false">→</mo>
        <mi mathvariant="italic">эл.ток</mi>
      </mover>
      <mn>2</mn>
      <mrow>
        <mrow>
          <mi mathvariant="italic">NaOH</mi>
          <mo stretchy="false">+</mo>
          <msub>
            <mi>H</mi>
            <mn>2</mn>
          </msub>
        </mrow>
        <mo stretchy="false">+</mo>
        <msub>
          <mi mathvariant="italic">Cl</mi>
          <mn>2</mn>
        </msub>
      </mrow>
    </mrow>
    <annotation encoding="StarMath 5.0">2 NaCl + H_2 O rightarrow csup{эл.ток} 2 NaOH +H_2 +Cl_2</annotation>
  </semantics>
</math>
</file>

<file path=Object 2/content.xml><?xml version="1.0" encoding="utf-8"?>
<math xmlns="http://www.w3.org/1998/Math/MathML">
  <semantics>
    <mrow>
      <mrow>
        <mi mathvariant="italic">Na</mi>
        <mo stretchy="false">+</mo>
        <msub>
          <mi>H</mi>
          <mn>2</mn>
        </msub>
      </mrow>
      <mi>O</mi>
      <mo stretchy="false">→</mo>
      <mrow>
        <mi mathvariant="italic">NaOH</mi>
        <mo stretchy="false">+</mo>
        <mfrac>
          <mn>1</mn>
          <mn>2</mn>
        </mfrac>
      </mrow>
      <msub>
        <mi>H</mi>
        <mn>2</mn>
      </msub>
    </mrow>
    <annotation encoding="StarMath 5.0">Na + H_2 O rightarrow NaOH + {1} over {2} H_2  </annotation>
  </semantics>
</math>
</file>

<file path=Object 20/content.xml><?xml version="1.0" encoding="utf-8"?>
<math xmlns="http://www.w3.org/1998/Math/MathML">
  <semantics>
    <mrow>
      <msub>
        <mi>Н</mi>
        <mn>2</mn>
      </msub>
      <mi>О</mi>
    </mrow>
    <annotation encoding="StarMath 5.0">Н_2 О </annotation>
  </semantics>
</math>
</file>

<file path=Object 21/content.xml><?xml version="1.0" encoding="utf-8"?>
<math xmlns="http://www.w3.org/1998/Math/MathML">
  <semantics>
    <msup>
      <mi>Н</mi>
      <mrow>
        <mo stretchy="false">+</mo>
        <mi/>
      </mrow>
    </msup>
    <annotation encoding="StarMath 5.0">Н^{+`} </annotation>
  </semantics>
</math>
</file>

<file path=Object 22/content.xml><?xml version="1.0" encoding="utf-8"?>
<math xmlns="http://www.w3.org/1998/Math/MathML">
  <semantics>
    <msup>
      <mi mathvariant="italic">ОН</mi>
      <mrow>
        <mo stretchy="false">+</mo>
        <mi/>
      </mrow>
    </msup>
    <annotation encoding="StarMath 5.0">ОН^{+`} </annotation>
  </semantics>
</math>
</file>

<file path=Object 23/content.xml><?xml version="1.0" encoding="utf-8"?>
<math xmlns="http://www.w3.org/1998/Math/MathML">
  <semantics>
    <mtable>
      <mtr>
        <mtd>
          <mrow>
            <mn>2</mn>
            <mrow>
              <mi mathvariant="italic">NaOH</mi>
              <mo stretchy="false">+</mo>
              <mi mathvariant="italic">ZnO</mi>
            </mrow>
            <mover>
              <mo stretchy="false">→</mo>
              <mi mathvariant="italic">распл.</mi>
            </mover>
            <msub>
              <mi mathvariant="italic">Na</mi>
              <mn>2</mn>
            </msub>
            <mrow>
              <msub>
                <mi mathvariant="italic">ZnO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2</mn>
            <mrow>
              <mrow>
                <mi mathvariant="italic">NaOH</mi>
                <mo stretchy="false">+</mo>
                <mi mathvariant="italic">ZnO</mi>
              </mrow>
              <mo stretchy="false">+</mo>
              <msub>
                <mi>H</mi>
                <mn>2</mn>
              </msub>
            </mrow>
            <mi>O</mi>
            <mover>
              <mo stretchy="false">→</mo>
              <mrow>
                <mi>p</mi>
                <mo stretchy="false">−</mo>
                <mi>p</mi>
              </mrow>
            </mover>
            <msub>
              <mi mathvariant="italic">Na</mi>
              <mn>2</mn>
            </msub>
            <mrow>
              <mo stretchy="false">[</mo>
              <mrow>
                <mi mathvariant="italic">Zn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</mtable>
    <annotation encoding="StarMath 5.0">
alignl  2 NaOH + ZnO rightarrow  csup{распл.} Na_2 ZnO_2 +H_2 O newline
alignl  2 NaOH + ZnO + H_2 O rightarrow csup{p-p} Na_2 [Zn(OH)_4]</annotation>
  </semantics>
</math>
</file>

<file path=Object 24/content.xml><?xml version="1.0" encoding="utf-8"?>
<math xmlns="http://www.w3.org/1998/Math/MathML">
  <semantics>
    <mrow>
      <mi mathvariant="italic">Mg</mi>
      <mrow>
        <msub>
          <mrow>
            <mo stretchy="false">(</mo>
            <msub>
              <mi mathvariant="italic">NO</mi>
              <mn>3</mn>
            </msub>
            <mo stretchy="false">)</mo>
          </mrow>
          <mn>2</mn>
        </msub>
        <mo stretchy="false">+</mo>
        <mn>2</mn>
      </mrow>
      <mi mathvariant="italic">NaOH</mi>
      <mo stretchy="false">→</mo>
      <mi mathvariant="italic">Mg</mi>
      <mrow>
        <msub>
          <mrow>
            <mo stretchy="false">(</mo>
            <mi mathvariant="italic">OH</mi>
            <mo stretchy="false">)</mo>
          </mrow>
          <mn>2</mn>
        </msub>
        <mo stretchy="false">+</mo>
        <mn>2</mn>
      </mrow>
      <msub>
        <mi mathvariant="italic">NaNO</mi>
        <mn>3</mn>
      </msub>
    </mrow>
    <annotation encoding="StarMath 5.0">Mg(NO_3)_2 + 2 NaOH rightarrow Mg(OH)_2 + 2 NaNO_3</annotation>
  </semantics>
</math>
</file>

<file path=Object 3/content.xml><?xml version="1.0" encoding="utf-8"?>
<math xmlns="http://www.w3.org/1998/Math/MathML">
  <semantics>
    <mrow>
      <msub>
        <mi mathvariant="italic">Na</mi>
        <mn>2</mn>
      </msub>
      <mrow>
        <mi>O</mi>
        <mo stretchy="false">+</mo>
        <msub>
          <mi>H</mi>
          <mn>2</mn>
        </msub>
      </mrow>
      <mi>O</mi>
      <mo stretchy="false">→</mo>
      <mn>2</mn>
      <mi mathvariant="italic">NaOH</mi>
    </mrow>
    <annotation encoding="StarMath 5.0">Na_2 O +H_2 O rightarrow 2 NaOH</annotation>
  </semantics>
</math>
</file>

<file path=Object 4/content.xml><?xml version="1.0" encoding="utf-8"?>
<math xmlns="http://www.w3.org/1998/Math/MathML">
  <semantics>
    <mtable>
      <mtr>
        <mtd>
          <mrow>
            <mn>2</mn>
            <msub>
              <mi>H</mi>
              <mn>2</mn>
            </msub>
            <mrow>
              <mi>O</mi>
              <mo stretchy="false">+</mo>
              <mn>2</mn>
            </mrow>
            <mrow>
              <mi mathvariant="italic">NaOH</mi>
              <mo stretchy="false">+</mo>
              <mi mathvariant="italic">Zn</mi>
            </mrow>
            <mover>
              <mo stretchy="false">→</mo>
              <mrow>
                <mi>p</mi>
                <mo stretchy="false">−</mo>
                <mi>p</mi>
              </mrow>
            </mover>
            <mi mathvariant="italic">Na</mi>
            <mrow>
              <mrow>
                <mo stretchy="false">[</mo>
                <mrow>
                  <mi mathvariant="italic">Zn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o stretchy="false">+</mo>
              <msub>
                <mi>H</mi>
                <mn>2</mn>
              </msub>
            </mrow>
          </mrow>
        </mtd>
      </mtr>
      <mtr>
        <mtd>
          <mrow>
            <mrow>
              <mi mathvariant="italic">NaOH</mi>
              <mo stretchy="false">+</mo>
              <mi mathvariant="italic">Al</mi>
            </mrow>
            <mover>
              <mo stretchy="false">→</mo>
              <mrow>
                <mi>p</mi>
                <mo stretchy="false">−</mo>
                <mi>p</mi>
              </mrow>
            </mover>
            <mi mathvariant="italic">Na</mi>
            <mrow>
              <mo stretchy="false">[</mo>
              <mrow>
                <mi mathvariant="italic">Al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i/>
            <mrow>
              <mi mathvariant="italic">Fe</mi>
              <mo stretchy="false">+</mo>
              <mi mathvariant="italic">NaOH</mi>
            </mrow>
            <mrow>
              <mo stretchy="false">→</mo>
              <mo stretchy="false">/</mo>
              <mi/>
            </mrow>
            <mrow>
              <mo stretchy="false">(</mo>
              <mrow>
                <mi mathvariant="italic">т.к.</mi>
                <mi mathvariant="italic">есть</mi>
                <mi mathvariant="italic">FeO</mi>
              </mrow>
              <mo stretchy="false">)</mo>
            </mrow>
          </mrow>
        </mtd>
      </mtr>
    </mtable>
    <annotation encoding="StarMath 5.0">alignl  2 H_2 O +2 NaOH +Zn rightarrow  csup{p-p} Na [Zn(OH)_4]+H_2 newline
 alignl  NaOH +Al rightarrow  csup{p-p} Na [Al(OH)_4] newline
alignl ~~ Fe + NaOH rightarrow /` (т.к. есть FeO)   </annotation>
  </semantics>
</math>
</file>

<file path=Object 5/content.xml><?xml version="1.0" encoding="utf-8"?>
<math xmlns="http://www.w3.org/1998/Math/MathML">
  <semantics>
    <mrow>
      <msub>
        <mi>P</mi>
        <mn>2</mn>
      </msub>
      <mrow>
        <msub>
          <mi>O</mi>
          <mn>5</mn>
        </msub>
        <mo stretchy="false">+</mo>
        <mn>6</mn>
      </mrow>
      <mi mathvariant="italic">NaOH</mi>
      <mo stretchy="false">→</mo>
      <mn>2</mn>
      <msub>
        <mi mathvariant="italic">Na</mi>
        <mn>3</mn>
      </msub>
      <mrow>
        <msub>
          <mi mathvariant="italic">PO</mi>
          <mn>4</mn>
        </msub>
        <mo stretchy="false">+</mo>
        <mn>3</mn>
      </mrow>
      <msub>
        <mi>H</mi>
        <mn>2</mn>
      </msub>
      <mi>O</mi>
    </mrow>
    <annotation encoding="StarMath 5.0">alignl  P_2 O_5 + 6 NaOH rightarrow 2 Na_3 PO_4 +3 H_2 O 
</annotation>
  </semantics>
</math>
</file>

<file path=Object 6/content.xml><?xml version="1.0" encoding="utf-8"?>
<math xmlns="http://www.w3.org/1998/Math/MathML">
  <semantics>
    <mtable>
      <mtr>
        <mtd>
          <mrow>
            <mrow>
              <mi mathvariant="italic">NaOH</mi>
              <mo stretchy="false">+</mo>
              <mi mathvariant="italic">HCl</mi>
            </mrow>
            <mo stretchy="false">→</mo>
            <mrow>
              <mi mathvariant="italic">NaCl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sup>
                <mi>H</mi>
                <mrow>
                  <mo stretchy="false">+</mo>
                  <mi/>
                </mrow>
              </msup>
            </mrow>
            <mo stretchy="false">→</mo>
            <msub>
              <mi>H</mi>
              <mn>2</mn>
            </msub>
            <mi>O</mi>
          </mrow>
        </mtd>
      </mtr>
    </mtable>
    <annotation encoding="StarMath 5.0">NaOH +HCl rightarrow NaCl + H_2 O newline
OH^{-`} + H^{+`} rightarrow H_2 O 
</annotation>
  </semantics>
</math>
</file>

<file path=Object 7/content.xml><?xml version="1.0" encoding="utf-8"?>
<math xmlns="http://www.w3.org/1998/Math/MathML">
  <semantics>
    <mtable>
      <mtr>
        <mtd>
          <mrow>
            <mrow>
              <mi mathvariant="italic">NaOH</mi>
              <mo stretchy="false">+</mo>
              <mi mathvariant="italic">Al</mi>
            </mrow>
            <msub>
              <mrow>
                <mo stretchy="false">(</mo>
                <mi mathvariant="italic">OH</mi>
                <mo stretchy="false">)</mo>
              </mrow>
              <mn>3</mn>
            </msub>
            <mo stretchy="false">→</mo>
            <mi mathvariant="italic">Na</mi>
            <mrow>
              <mo stretchy="false">[</mo>
              <mrow>
                <mi mathvariant="italic">Al</mi>
                <msub>
                  <mrow>
                    <mo stretchy="false">(</mo>
                    <mi mathvariant="italic">OH</mi>
                    <mo stretchy="false">)</mo>
                  </mrow>
                  <mn>4</mn>
                </msub>
              </mrow>
              <mo stretchy="false">]</mo>
            </mrow>
          </mrow>
        </mtd>
      </mtr>
      <mtr>
        <mtd>
          <mrow>
            <mrow>
              <msup>
                <mi mathvariant="italic">OH</mi>
                <mrow>
                  <mo stretchy="false">−</mo>
                  <mi/>
                </mrow>
              </msup>
              <mo stretchy="false">+</mo>
              <mi mathvariant="italic">Al</mi>
            </mrow>
            <msub>
              <mrow>
                <mo stretchy="false">(</mo>
                <mi mathvariant="italic">OH</mi>
                <mo stretchy="false">)</mo>
              </mrow>
              <mn>3</mn>
            </msub>
            <mo stretchy="false">→</mo>
            <msup>
              <mrow>
                <mo stretchy="false">[</mo>
                <mrow>
                  <mi mathvariant="italic">Al</mi>
                  <msub>
                    <mrow>
                      <mo stretchy="false">(</mo>
                      <mi mathvariant="italic">OH</mi>
                      <mo stretchy="false">)</mo>
                    </mrow>
                    <mn>4</mn>
                  </msub>
                </mrow>
                <mo stretchy="false">]</mo>
              </mrow>
              <mrow>
                <mo stretchy="false">−</mo>
                <mi/>
              </mrow>
            </msup>
          </mrow>
        </mtd>
      </mtr>
    </mtable>
    <annotation encoding="StarMath 5.0">NaOH + Al(OH)_3 rightarrow Na[Al(OH)_4] newline
OH^{-`}+Al(OH)_3 rightarrow [Al(OH)_4]^{-`}</annotation>
  </semantics>
</math>
</file>

<file path=Object 8/content.xml><?xml version="1.0" encoding="utf-8"?>
<math xmlns="http://www.w3.org/1998/Math/MathML">
  <semantics>
    <mrow>
      <mrow>
        <mi mathvariant="italic">NaOH</mi>
        <mo stretchy="false">+</mo>
        <mi mathvariant="italic">Al</mi>
      </mrow>
      <msub>
        <mrow>
          <mo stretchy="false">(</mo>
          <msub>
            <mi mathvariant="italic">NO</mi>
            <mn>3</mn>
          </msub>
          <mo stretchy="false">)</mo>
        </mrow>
        <mn>3</mn>
      </msub>
    </mrow>
    <annotation encoding="StarMath 5.0">NaOH + Al(NO_3)_3 </annotation>
  </semantics>
</math>
</file>

<file path=Object 9/content.xml><?xml version="1.0" encoding="utf-8"?>
<math xmlns="http://www.w3.org/1998/Math/MathML">
  <semantics>
    <mrow>
      <mrow>
        <mi mathvariant="italic">NaOH</mi>
        <mo stretchy="false">+</mo>
        <mi mathvariant="italic">Al</mi>
      </mrow>
      <msub>
        <mrow>
          <mo stretchy="false">(</mo>
          <msub>
            <mi mathvariant="italic">NO</mi>
            <mn>3</mn>
          </msub>
          <mo stretchy="false">)</mo>
        </mrow>
        <mn>3</mn>
      </msub>
      <mo stretchy="false">→</mo>
      <mrow>
        <msub>
          <mi mathvariant="italic">NaNO</mi>
          <mn>3</mn>
        </msub>
        <mo stretchy="false">+</mo>
        <mi mathvariant="italic">AlOH</mi>
      </mrow>
      <msub>
        <mrow>
          <mo stretchy="false">(</mo>
          <msub>
            <mi mathvariant="italic">NO</mi>
            <mn>3</mn>
          </msub>
          <mo stretchy="false">)</mo>
        </mrow>
        <mn>2</mn>
      </msub>
    </mrow>
    <annotation encoding="StarMath 5.0">NaOH + Al(NO_3)_3 rightarrow NaNO_3 + AlOH(NO_3)_2</annotation>
  </semantics>
</math>
</file>